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1-30-10 Mats, Jacob</text:p>
      <text:p text:style-name="Standard">client: nätverks förstärkarburken. Den som i slutändan tar emot och spelar upp en ljudström</text:p>
      <text:p text:style-name="Standard">server: värd dator som ljudströmmarna utgår ifrån</text:p>
      <text:p text:style-name="Standard"/>
      <text:p text:style-name="Standard">stream 1.0 skall göra följande:</text:p>
      <text:list xml:id="list1783793404" text:style-name="L1">
        <text:list-item>
          <text:p text:style-name="P1">spela upp ljud från spotify eller itunes (dvs två valmöjligheter till ljudkälla) på en eller flera clienter parallellt.</text:p>
        </text:list-item>
        <text:list-item>
          <text:p text:style-name="P1">övriga ljud från server skall inte spelas upp i clienterna</text:p>
        </text:list-item>
        <text:list-item>
          <text:p text:style-name="P1">stream 1.0 skall överföra via ethernet sladd</text:p>
        </text:list-item>
        <text:list-item>
          <text:p text:style-name="P1">ljudnivå på varje enskild klient skall kunna justeras från server</text:p>
        </text:list-item>
        <text:list-item>
          <text:p text:style-name="P1">mute funktion från server som gör att clienterna fortfarande tar emot strömmen, men inte skickar ut ljudet. Funktionen mutar alla clienter.</text:p>
        </text:list-item>
        <text:list-item>
          <text:p text:style-name="P1">Skapa ett gui för server</text:p>
        </text:list-item>
      </text:list>
      <text:p text:style-name="Standard"/>
      <text:p text:style-name="Standard">då vi i dagsläget inte har fullt tillräckliga kunskaper om hela mjukvaran samt alla svårigheter det kan innefatta föreslår vi följande arbetsgång:</text:p>
      <text:p text:style-name="Standard">steg 1</text:p>
      <text:list xml:id="list1980957075" text:style-name="L2">
        <text:list-item>
          <text:p text:style-name="P2">identifiera grovt vilka problem/boxar som programmet kommer att behöva för att fungera.</text:p>
        </text:list-item>
        <text:list-item>
          <text:p text:style-name="P2">Fokusera på en box i taget och lös detta problem på ett rimligt allmänt sätt, med avsikt att eventuellt kunna återanvända skriven kod.</text:p>
        </text:list-item>
        <text:list-item>
          <text:p text:style-name="P2">När alla eller åtminstonde de flesta boxar är lösta går vi in i steg två och börjar arbeta med att planera arbetet mer i detalj. Vid planeringsfasen i steg två bör de flesta/alla kunskaper vara tillräckliga för att kunna skapa en grundläggande arkitektur.</text:p>
        </text:list-item>
      </text:list>
      <text:p text:style-name="Standard"/>
      <text:p text:style-name="Standard">Att göra till nästa gång, onsdag 2 november:</text:p>
      <text:list xml:id="list1392364268" text:style-name="L3">
        <text:list-item>
          <text:p text:style-name="P3">skapa en git depository, Mats</text:p>
        </text:list-item>
        <text:list-item>
          <text:p text:style-name="P3">lära sig hantera git grundläggande, Mats</text:p>
        </text:list-item>
        <text:list-item>
          <text:p text:style-name="P3">hitta bra programmeringsverktyg och debugger, eclipse? Xcode?, Jaco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30T17:47:06</meta:creation-date>
    <dc:date>2011-10-30T19:28:08</dc:date>
    <meta:editing-duration>PT00H58M13S</meta:editing-duration>
    <meta:editing-cycles>3</meta:editing-cycles>
    <meta:generator>OpenOffice.org/3.0$Unix OpenOffice.org_project/300m9$Build-9358</meta:generator>
    <meta:document-statistic meta:table-count="0" meta:image-count="0" meta:object-count="0" meta:page-count="1" meta:paragraph-count="19" meta:word-count="241" meta:character-count="1463"/>
    <meta:user-defined meta:name="Information 1"/>
    <meta:user-defined meta:name="Information 2"/>
    <meta:user-defined meta:name="Information 3"/>
    <meta:user-defined meta:name="Information 4"/>
  </office:meta>
</office:document-meta>
</file>